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tium Basic" svg:font-family="'Gentium Basic', serif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ARIAL" fo:font-size="11pt" style:font-size-asian="11pt" style:font-size-complex="11pt"/>
    </style:style>
    <style:style style:name="P2" style:family="paragraph" style:parent-style-name="Standard">
      <style:paragraph-properties fo:margin-left="0in" fo:margin-right="0in" fo:margin-top="0.1563in" fo:margin-bottom="0.1965in" style:contextual-spacing="false" fo:text-align="center" style:justify-single-word="false" fo:orphans="2" fo:widows="2" fo:text-indent="0in" style:auto-text-indent="false"/>
      <style:text-properties fo:font-variant="normal" fo:text-transform="none" fo:color="#000000" style:font-name="ARIAL" fo:font-size="11pt" fo:letter-spacing="normal" fo:font-style="normal" fo:font-weight="bold" style:font-size-asian="11pt" style:font-size-complex="11pt" fo:padding-left="0in" fo:padding-right="0in" fo:padding-top="0.1563in" fo:padding-bottom="0.1563in" fo:border-left="none" fo:border-right="none" fo:border-top="3.74pt solid #006699" fo:border-bottom="0.06pt solid #dddce2"/>
    </style:style>
    <style:style style:name="P3" style:family="paragraph" style:parent-style-name="Text_20_body">
      <style:paragraph-properties fo:margin-left="0in" fo:margin-right="0in" fo:margin-top="0in" fo:margin-bottom="0in" style:contextual-spacing="false" style:line-height-at-least="0.198in" fo:text-align="center" style:justify-single-word="false" fo:orphans="2" fo:widows="2" fo:text-indent="0in" style:auto-text-indent="false" fo:padding="0in" fo:border="none"/>
      <style:text-properties fo:font-variant="normal" fo:text-transform="none" fo:color="#000000" style:font-name="ARIAL" fo:font-size="11pt" fo:letter-spacing="normal" fo:font-style="normal" fo:font-weight="normal" style:font-size-asian="11pt" style:font-size-complex="11pt" fo:padding-left="0in" fo:padding-right="0in" fo:padding-top="0in" fo:padding-bottom="0.1563in" fo:border-left="none" fo:border-right="none" fo:border-top="none" fo:border-bottom="0.06pt solid #dddce2"/>
    </style:style>
    <style:style style:name="P4" style:family="paragraph" style:parent-style-name="Text_20_body">
      <style:paragraph-properties fo:margin-left="0in" fo:margin-right="0in" fo:margin-top="0in" fo:margin-bottom="0in" style:contextual-spacing="false" style:line-height-at-least="0.198in" fo:orphans="2" fo:widows="2" fo:text-indent="0in" style:auto-text-indent="false" fo:padding="0in" fo:border="none"/>
      <style:text-properties fo:font-variant="normal" fo:text-transform="none" fo:color="#000000" style:font-name="ARIAL" fo:font-size="11pt" fo:letter-spacing="normal" fo:font-style="normal" fo:font-weight="normal" style:font-size-asian="11pt" style:font-size-complex="11pt" fo:padding-left="0in" fo:padding-right="0in" fo:padding-top="0in" fo:padding-bottom="0.1563in" fo:border-left="none" fo:border-right="none" fo:border-top="none" fo:border-bottom="0.06pt solid #dddce2"/>
    </style:style>
    <style:style style:name="P5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style:font-name="ARIAL" fo:font-size="11pt" fo:letter-spacing="normal" fo:font-style="normal" fo:font-weight="bold" style:font-size-asian="11pt" style:font-size-complex="11pt" fo:padding="0in" fo:border="none"/>
    </style:style>
    <style:style style:name="P6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style:font-name="ARIAL" fo:font-size="11pt" fo:letter-spacing="normal" fo:font-style="normal" fo:font-weight="normal" style:font-size-asian="11pt" style:font-size-complex="11pt" fo:padding="0in" fo:border="none"/>
    </style:style>
    <style:style style:name="P7" style:family="paragraph" style:parent-style-name="Text_20_body">
      <style:paragraph-properties fo:margin-left="0in" fo:margin-right="0in" fo:margin-top="0.1563in" fo:margin-bottom="0in" style:contextual-spacing="false" fo:orphans="2" fo:widows="2" fo:text-indent="0in" style:auto-text-indent="false"/>
      <style:text-properties fo:font-variant="normal" fo:text-transform="none" fo:color="#000000" style:font-name="ARIAL" fo:font-size="11pt" fo:letter-spacing="normal" style:font-size-asian="11pt" style:font-size-complex="11pt" fo:padding-left="0in" fo:padding-right="0in" fo:padding-top="0in" fo:padding-bottom="0.1563in" fo:border-left="none" fo:border-right="none" fo:border-top="none" fo:border-bottom="0.06pt solid #dddce2"/>
    </style:style>
    <style:style style:name="P8" style:family="paragraph" style:parent-style-name="Text_20_body">
      <style:paragraph-properties fo:margin-left="0in" fo:margin-right="0in" fo:margin-top="0in" fo:margin-bottom="0.052in" style:contextual-spacing="false" fo:orphans="2" fo:widows="2" fo:text-indent="0in" style:auto-text-indent="false"/>
      <style:text-properties fo:font-variant="normal" fo:text-transform="none" fo:color="#000000" style:font-name="ARIAL" fo:font-size="11pt" fo:letter-spacing="normal" fo:font-style="normal" fo:font-weight="bold" style:font-size-asian="11pt" style:font-size-complex="11pt" fo:padding="0in" fo:border="none"/>
    </style:style>
    <style:style style:name="P9" style:family="paragraph" style:parent-style-name="Text_20_body">
      <style:paragraph-properties fo:margin-top="0in" fo:margin-bottom="0in" style:contextual-spacing="false" fo:orphans="2" fo:widows="2"/>
      <style:text-properties fo:color="#000000" style:font-name="ARIAL" fo:font-size="11pt" style:font-size-asian="11pt" style:font-size-complex="11pt"/>
    </style:style>
    <style:style style:name="P10" style:family="paragraph" style:parent-style-name="Text_20_body">
      <style:paragraph-properties fo:margin-top="0in" fo:margin-bottom="0in" style:contextual-spacing="false" fo:orphans="2" fo:widows="2"/>
      <style:text-properties fo:color="#000000" style:font-name="ARIAL" fo:font-size="11pt" fo:font-weight="bold" style:font-size-asian="11pt" style:font-size-complex="11pt" fo:padding="0in" fo:border="none"/>
    </style:style>
    <style:style style:name="P11" style:family="paragraph" style:parent-style-name="Text_20_body">
      <style:paragraph-properties fo:margin-top="0.1563in" fo:margin-bottom="0in" style:contextual-spacing="false" fo:orphans="2" fo:widows="2"/>
      <style:text-properties fo:font-variant="normal" fo:text-transform="none" fo:color="#000000" style:font-name="ARIAL" fo:font-size="11pt" fo:letter-spacing="normal" style:font-size-asian="11pt" style:font-size-complex="11pt" fo:padding-left="0in" fo:padding-right="0in" fo:padding-top="0in" fo:padding-bottom="0.1563in" fo:border-left="none" fo:border-right="none" fo:border-top="none" fo:border-bottom="0.06pt solid #dddce2"/>
    </style:style>
    <style:style style:name="P12" style:family="paragraph" style:parent-style-name="Text_20_body">
      <style:paragraph-properties fo:margin-top="0.1563in" fo:margin-bottom="0in" style:contextual-spacing="false" fo:orphans="2" fo:widows="2"/>
      <style:text-properties fo:color="#000000" style:font-name="ARIAL" fo:font-size="11pt" style:font-size-asian="11pt" style:font-size-complex="11pt"/>
    </style:style>
    <style:style style:name="T1" style:family="text">
      <style:text-properties style:font-name="Gentium Basic" fo:font-size="10.5pt" fo:font-style="normal" fo:font-weight="normal"/>
    </style:style>
    <style:style style:name="T2" style:family="text">
      <style:text-properties fo:font-size="10.5pt" fo:font-style="normal" fo:font-weight="normal"/>
    </style:style>
    <style:style style:name="T3" style:family="text">
      <style:text-properties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hristine Petty</text:p>
      <text:p text:style-name="P3">123 Main Street, San Francisco, CA 94122</text:p>
      <text:p text:style-name="P3">Home: 000-000-0000 | Cell: 000-000-0000</text:p>
      <text:p text:style-name="P3">email@example.com</text:p>
      <text:p text:style-name="P8">Professional Summary</text:p>
      <text:p text:style-name="P4">Intuitive Marketing Executive adept at increasing revenue and profits through diligent research and efficient resource allocation. Especially skilled at maximizing profits while working within a limited marketing budget. Specialize in identifying client needs and offering practical short-term and long-term solutions.</text:p>
      <text:p text:style-name="P8">Core Qualifications</text:p>
      <text:p text:style-name="P11">• <text:span text:style-name="T3">Profound ability to design sales promotions and provide retail support <text:line-break/>• Strong ability to develop cross-category solutions spanning multiple platforms <text:line-break/>• Adept at identifying consumer expectations and developing strategies accordingly <text:line-break/>• Proficient in the use of MS Office Suite applications and marketing software <text:line-break/>• Ability to work within tight deadlines <text:line-break/>• Solid team leadership abilities <text:line-break/>• Comprehensive communications skills</text:span></text:p>
      <text:p text:style-name="P8">Experience</text:p>
      <text:p text:style-name="P5">Marketing Executive</text:p>
      <text:p text:style-name="P5">4/1/2008 - 10/1/2011</text:p>
      <text:p text:style-name="P9"/>
      <text:p text:style-name="P5">ABC Advertising and Marketing Inc.</text:p>
      <text:p text:style-name="P5">New Parkland, CA</text:p>
      <text:p text:style-name="P12"/>
      <text:p text:style-name="P7">• <text:span text:style-name="T3">Identified ways to increase sales of client products and services.<text:line-break/>• Worked with clients to determine realistic marketing budgets.<text:line-break/></text:span><text:soft-page-break/><text:span text:style-name="T3">• Managed customer relations efforts for each client.<text:line-break/>• Identified traditional online and social advertising and marketing opportunities.<text:line-break/>• Developed and implemented strategic marketing plans and tracked results.<text:line-break/>• Revised consumer communications techniques to boost client revenues.</text:span></text:p>
      <text:p text:style-name="P5">Marketing Executive</text:p>
      <text:p text:style-name="P5">10/1/2011 - 3/1/2013</text:p>
      <text:p text:style-name="P9"/>
      <text:p text:style-name="P5">Marketing Solutions of New Parkland</text:p>
      <text:p text:style-name="P5">New Parkland, CA</text:p>
      <text:p text:style-name="P12"/>
      <text:p text:style-name="P7">• <text:span text:style-name="T3">Developed brand awareness and marketing strategies.<text:line-break/>• Prepared market analysis reports for each project.<text:line-break/>• Developed and implemented product placement strategies.<text:line-break/>• Arranged for the efficient distribution of marketing materials.<text:line-break/>• Consulted with marketing staff on strategic planning efforts.</text:span></text:p>
      <text:p text:style-name="P5">Marketing Executive</text:p>
      <text:p text:style-name="P5">3/1/2013 - Present</text:p>
      <text:p text:style-name="P9"/>
      <text:p text:style-name="P5">Smith &amp; Jones Marketing Firm</text:p>
      <text:p text:style-name="P5">New Parkland, CA</text:p>
      <text:p text:style-name="P10"/>
      <text:p text:style-name="P7">• <text:span text:style-name="T3">Maintained close client communications while clearly defining marketing objectives.<text:line-break/>• Provided support to the marketing manager and other key team players.<text:line-break/>• Held regular staff meetings to track progress of all ongoing campaigns.<text:line-break/>• Devised effective ways to increase client sales.<text:line-break/>• Assembled marketing teams for each project.<text:line-break/>• Responded to client inquiries.</text:span></text:p>
      <text:p text:style-name="P8">Education</text:p>
      <text:p text:style-name="P5">Bachelor of Science - Marketing</text:p>
      <text:p text:style-name="P5"><text:soft-page-break/>2008</text:p>
      <text:p text:style-name="P9"/>
      <text:p text:style-name="P6">University of California</text:p>
      <text:p text:style-name="P6">New Parkland, CA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ntium Basic" svg:font-family="'Gentium Basic', serif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9T18:19:51.467275149</meta:creation-date>
    <dc:date>2017-06-09T18:21:05.012218487</dc:date>
    <meta:editing-duration>P0D</meta:editing-duration>
    <meta:editing-cycles>1</meta:editing-cycles>
    <meta:document-statistic meta:table-count="0" meta:image-count="0" meta:object-count="0" meta:page-count="3" meta:paragraph-count="29" meta:word-count="323" meta:character-count="2327" meta:non-whitespace-character-count="2027"/>
    <meta:generator>LibreOffice/4.2.8.2$Linux_X86_64 LibreOffice_project/420m0$Build-2</meta:generator>
  </office:meta>
</office:document-meta>
</file>